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7f38f" officeooo:paragraph-rsid="0027f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konałem aplikacje w konsoli. Użyłem listy do przechowywania słówek. Do nauki kopiuję słówka do tymczasowej tablicy, i potem nauka odbywa się poprzez iterowanie po tej tablicy.</text:p>
      <text:p text:style-name="P1">Dodawanie słówek to pobieranie dwóch stringów, jednego z polskim a drugiego z angielskim słowem i doklejanie tego do głównej listy. Zapisywanie bazy danych do pliku tekstowego rozpoczynam od zapisania w pierwszej linii liczby słówek które się w niej znajdują, aby później łatwiej było je odczytać i załadować do programu.</text:p>
      <text:p text:style-name="P1">Odczyt – przy wykryciu zapisanej bazy danych możemy od razu ją załadować. Przy odczycie sprawdzam pierwszą linię pliku tekstowego, i na podstawie tej liczby tyle razy iteruję po pliku i dodaję słówka do głównej listy.</text:p>
      <text:p text:style-name="P1">Tworzenie przykładowej bazy danych – po prostu dodaję 5 słówek w kodzie.</text:p>
      <text:p text:style-name="P1">W funkcjach PltoENG i ENGtoPL do powtórzenia nauki tych samych co przed chwilą słówek jeszcze raz wywołuję daną funkcję w jej samej.</text:p>
      <text:p text:style-name="P1">Do zamykania przekazuję zmienną control przez referencję, żeby zmiana jej w funkcji faktycznie ją zmienił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0:22:31.872000000</meta:creation-date>
    <dc:date>2017-07-29T22:36:10.019000000</dc:date>
    <meta:editing-duration>PT30M30S</meta:editing-duration>
    <meta:editing-cycles>4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6" meta:word-count="157" meta:character-count="1026" meta:non-whitespace-character-count="873"/>
  </office:meta>
</office:document-meta>
</file>